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305cm" draw:marker-start-width="1.73cm" draw:marker-end="" draw:marker-end-width="1.832cm" draw:fill="none" draw:textarea-vertical-align="middle" fo:padding-top="0.28cm" fo:padding-bottom="0.28cm" fo:padding-left="0.405cm" fo:padding-right="0.405cm"/>
    </style:style>
    <style:style style:name="gr6" style:family="graphic" style:parent-style-name="standard">
      <style:graphic-properties svg:stroke-width="0.356cm" draw:marker-start-width="0.731cm" draw:marker-end-width="0.731cm" draw:textarea-vertical-align="middle" fo:padding-top="0.3cm" fo:padding-bottom="0.3cm" fo:padding-left="0.425cm" fo:padding-right="0.425cm"/>
    </style:style>
    <style:style style:name="gr7" style:family="graphic" style:parent-style-name="standard">
      <style:graphic-properties svg:stroke-width="0.457cm" draw:marker-start-width="0.882cm" draw:marker-end-width="0.882cm" draw:textarea-vertical-align="middle" fo:padding-top="0.35cm" fo:padding-bottom="0.35cm" fo:padding-left="0.475cm" fo:padding-right="0.4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9cm" svg:height="1.778cm" svg:x="1.196cm" svg:y="3.3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4cm" svg:height="0.962cm" svg:x="2.02cm" svg:y="3.75cm">
          <draw:text-box>
            <text:p text:style-name="P2"><text:span text:style-name="T1">CPU</text:span></text:p>
          </draw:text-box>
        </draw:frame>
        <draw:custom-shape draw:style-name="gr3" draw:text-style-name="P3" xml:id="id2" draw:id="id2" draw:layer="layout" svg:width="3.302cm" svg:height="1.778cm" svg:x="8.192cm" svg:y="3.332cm"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2.032cm" svg:x="13.478cm" svg:y="3.086cm">
          <text:p text:style-name="P3"><text:span text:style-name="T1">Hard dis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794cm" svg:x1="2.91cm" svg:y1="3.334cm" svg:x2="9.843cm" svg:y2="3.332cm" draw:start-shape="id1" draw:end-shape="id2" draw:end-glue-point="0" svg:d="M2910 3334v-1297h6933v1295" svg:viewBox="0 0 6934 1298">
          <text:p/>
        </draw:connector>
        <draw:connector draw:style-name="gr6" draw:text-style-name="P1" draw:layer="layout" draw:line-skew="0.996cm" svg:x1="2.91cm" svg:y1="5.112cm" svg:x2="9.843cm" svg:y2="5.11cm" draw:start-shape="id1" draw:start-glue-point="2" draw:end-shape="id2" svg:d="M2910 5112v1497h6933v-1499" svg:viewBox="0 0 6934 1500">
          <text:p/>
        </draw:connector>
        <draw:connector draw:style-name="gr7" draw:text-style-name="P1" draw:layer="layout" svg:x1="4.625cm" svg:y1="4.223cm" svg:x2="8.192cm" svg:y2="4.221cm" draw:start-shape="id1" draw:start-glue-point="1" draw:end-shape="id2" draw:end-glue-point="3" svg:d="M4625 4223h1783v-2h1784" svg:viewBox="0 0 3568 3">
          <text:p/>
        </draw:connector>
        <draw:frame draw:style-name="gr8" draw:layer="layout" svg:width="4.024cm" svg:height="0.962cm" svg:x="3.993cm" svg:y="0.997cm">
          <draw:text-box>
            <text:p>Address bus</text:p>
          </draw:text-box>
        </draw:frame>
        <draw:frame draw:style-name="gr8" draw:layer="layout" svg:width="3.038cm" svg:height="0.962cm" svg:x="4.793cm" svg:y="3.197cm">
          <draw:text-box>
            <text:p>Data bus</text:p>
          </draw:text-box>
        </draw:frame>
        <draw:frame draw:style-name="gr2" draw:layer="layout" svg:width="4.625cm" svg:height="0.962cm" svg:x="4.045cm" svg:y="5.653cm">
          <draw:text-box>
            <text:p>Instruction 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21:52:21.569503638</meta:creation-date>
    <dc:date>2016-03-12T22:04:41.126906834</dc:date>
    <meta:editing-duration>PT15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